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136971428571429" calcext:value-type="float">
            <text:p>1.37E-01</text:p>
          </table:table-cell>
          <table:table-cell office:value-type="float" office:value="0.274775" calcext:value-type="float">
            <text:p>2.75E-01</text:p>
          </table:table-cell>
          <table:table-cell office:value-type="float" office:value="0.4676" calcext:value-type="float">
            <text:p>4.68E-01</text:p>
          </table:table-cell>
          <table:table-cell office:value-type="float" office:value="1.1088" calcext:value-type="float">
            <text:p>1.11E+00</text:p>
          </table:table-cell>
          <table:table-cell office:value-type="float" office:value="1.8266" calcext:value-type="float">
            <text:p>1.83E+00</text:p>
          </table:table-cell>
          <table:table-cell office:value-type="float" office:value="3.716" calcext:value-type="float">
            <text:p>3.72E+00</text:p>
          </table:table-cell>
          <table:table-cell office:value-type="float" office:value="7.743" calcext:value-type="float">
            <text:p>7.74E+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139057142857143" calcext:value-type="float">
            <text:p>1.39E-01</text:p>
          </table:table-cell>
          <table:table-cell office:value-type="float" office:value="0.25495" calcext:value-type="float">
            <text:p>2.55E-01</text:p>
          </table:table-cell>
          <table:table-cell office:value-type="float" office:value="0.46305" calcext:value-type="float">
            <text:p>4.63E-01</text:p>
          </table:table-cell>
          <table:table-cell office:value-type="float" office:value="0.8893" calcext:value-type="float">
            <text:p>8.89E-01</text:p>
          </table:table-cell>
          <table:table-cell office:value-type="float" office:value="1.7928" calcext:value-type="float">
            <text:p>1.79E+00</text:p>
          </table:table-cell>
          <table:table-cell office:value-type="float" office:value="3.722" calcext:value-type="float">
            <text:p>3.72E+00</text:p>
          </table:table-cell>
          <table:table-cell office:value-type="float" office:value="8.138" calcext:value-type="float">
            <text:p>8.14E+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135885714285714" calcext:value-type="float">
            <text:p>1.36E-01</text:p>
          </table:table-cell>
          <table:table-cell office:value-type="float" office:value="0.25965" calcext:value-type="float">
            <text:p>2.60E-01</text:p>
          </table:table-cell>
          <table:table-cell office:value-type="float" office:value="0.4486" calcext:value-type="float">
            <text:p>4.49E-01</text:p>
          </table:table-cell>
          <table:table-cell office:value-type="float" office:value="0.8838" calcext:value-type="float">
            <text:p>8.84E-01</text:p>
          </table:table-cell>
          <table:table-cell office:value-type="float" office:value="1.7692" calcext:value-type="float">
            <text:p>1.77E+00</text:p>
          </table:table-cell>
          <table:table-cell office:value-type="float" office:value="3.9644" calcext:value-type="float">
            <text:p>3.96E+00</text:p>
          </table:table-cell>
          <table:table-cell office:value-type="float" office:value="8.189" calcext:value-type="float">
            <text:p>8.19E+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138414285714286" calcext:value-type="float">
            <text:p>1.38E-01</text:p>
          </table:table-cell>
          <table:table-cell office:value-type="float" office:value="0.24205" calcext:value-type="float">
            <text:p>2.42E-01</text:p>
          </table:table-cell>
          <table:table-cell office:value-type="float" office:value="0.5514" calcext:value-type="float">
            <text:p>5.51E-01</text:p>
          </table:table-cell>
          <table:table-cell office:value-type="float" office:value="0.8866" calcext:value-type="float">
            <text:p>8.87E-01</text:p>
          </table:table-cell>
          <table:table-cell office:value-type="float" office:value="1.7776" calcext:value-type="float">
            <text:p>1.78E+00</text:p>
          </table:table-cell>
          <table:table-cell office:value-type="float" office:value="3.7464" calcext:value-type="float">
            <text:p>3.75E+00</text:p>
          </table:table-cell>
          <table:table-cell office:value-type="float" office:value="8.116" calcext:value-type="float">
            <text:p>8.12E+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134685714285714" calcext:value-type="float">
            <text:p>1.35E-01</text:p>
          </table:table-cell>
          <table:table-cell office:value-type="float" office:value="0.246525" calcext:value-type="float">
            <text:p>2.47E-01</text:p>
          </table:table-cell>
          <table:table-cell office:value-type="float" office:value="0.4427" calcext:value-type="float">
            <text:p>4.43E-01</text:p>
          </table:table-cell>
          <table:table-cell office:value-type="float" office:value="0.8847" calcext:value-type="float">
            <text:p>8.85E-01</text:p>
          </table:table-cell>
          <table:table-cell office:value-type="float" office:value="1.7672" calcext:value-type="float">
            <text:p>1.77E+00</text:p>
          </table:table-cell>
          <table:table-cell office:value-type="float" office:value="3.7024" calcext:value-type="float">
            <text:p>3.70E+00</text:p>
          </table:table-cell>
          <table:table-cell office:value-type="float" office:value="8.088" calcext:value-type="float">
            <text:p>8.09E+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134542857142857" calcext:value-type="float">
            <text:p>1.35E-01</text:p>
          </table:table-cell>
          <table:table-cell office:value-type="float" office:value="0.23945" calcext:value-type="float">
            <text:p>2.39E-01</text:p>
          </table:table-cell>
          <table:table-cell office:value-type="float" office:value="0.56525" calcext:value-type="float">
            <text:p>5.65E-01</text:p>
          </table:table-cell>
          <table:table-cell office:value-type="float" office:value="0.9664" calcext:value-type="float">
            <text:p>9.66E-01</text:p>
          </table:table-cell>
          <table:table-cell office:value-type="float" office:value="1.7674" calcext:value-type="float">
            <text:p>1.77E+00</text:p>
          </table:table-cell>
          <table:table-cell office:value-type="float" office:value="3.7264" calcext:value-type="float">
            <text:p>3.73E+00</text:p>
          </table:table-cell>
          <table:table-cell office:value-type="float" office:value="7.759" calcext:value-type="float">
            <text:p>7.76E+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134642857142857" calcext:value-type="float">
            <text:p>1.35E-01</text:p>
          </table:table-cell>
          <table:table-cell office:value-type="float" office:value="0.221225" calcext:value-type="float">
            <text:p>2.21E-01</text:p>
          </table:table-cell>
          <table:table-cell office:value-type="float" office:value="0.4782" calcext:value-type="float">
            <text:p>4.78E-01</text:p>
          </table:table-cell>
          <table:table-cell office:value-type="float" office:value="0.8845" calcext:value-type="float">
            <text:p>8.85E-01</text:p>
          </table:table-cell>
          <table:table-cell office:value-type="float" office:value="1.8902" calcext:value-type="float">
            <text:p>1.89E+00</text:p>
          </table:table-cell>
          <table:table-cell office:value-type="float" office:value="4.062" calcext:value-type="float">
            <text:p>4.06E+00</text:p>
          </table:table-cell>
          <table:table-cell office:value-type="float" office:value="7.997" calcext:value-type="float">
            <text:p>8.00E+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134771428571429" calcext:value-type="float">
            <text:p>1.35E-01</text:p>
          </table:table-cell>
          <table:table-cell office:value-type="float" office:value="0.22115" calcext:value-type="float">
            <text:p>2.21E-01</text:p>
          </table:table-cell>
          <table:table-cell office:value-type="float" office:value="0.4838" calcext:value-type="float">
            <text:p>4.84E-01</text:p>
          </table:table-cell>
          <table:table-cell office:value-type="float" office:value="0.8852" calcext:value-type="float">
            <text:p>8.85E-01</text:p>
          </table:table-cell>
          <table:table-cell office:value-type="float" office:value="1.8502" calcext:value-type="float">
            <text:p>1.85E+00</text:p>
          </table:table-cell>
          <table:table-cell office:value-type="float" office:value="4.4048" calcext:value-type="float">
            <text:p>4.40E+00</text:p>
          </table:table-cell>
          <table:table-cell office:value-type="float" office:value="8.311" calcext:value-type="float">
            <text:p>8.31E+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138085714285714" calcext:value-type="float">
            <text:p>1.38E-01</text:p>
          </table:table-cell>
          <table:table-cell office:value-type="float" office:value="0.221575" calcext:value-type="float">
            <text:p>2.22E-01</text:p>
          </table:table-cell>
          <table:table-cell office:value-type="float" office:value="0.5394" calcext:value-type="float">
            <text:p>5.39E-01</text:p>
          </table:table-cell>
          <table:table-cell office:value-type="float" office:value="0.9537" calcext:value-type="float">
            <text:p>9.54E-01</text:p>
          </table:table-cell>
          <table:table-cell office:value-type="float" office:value="1.9452" calcext:value-type="float">
            <text:p>1.95E+00</text:p>
          </table:table-cell>
          <table:table-cell office:value-type="float" office:value="3.9476" calcext:value-type="float">
            <text:p>3.95E+00</text:p>
          </table:table-cell>
          <table:table-cell office:value-type="float" office:value="8.579" calcext:value-type="float">
            <text:p>8.58E+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139057142857143" calcext:value-type="float">
            <text:p>1.39E-01</text:p>
          </table:table-cell>
          <table:table-cell office:value-type="float" office:value="0.25295" calcext:value-type="float">
            <text:p>2.53E-01</text:p>
          </table:table-cell>
          <table:table-cell office:value-type="float" office:value="0.46125" calcext:value-type="float">
            <text:p>4.61E-01</text:p>
          </table:table-cell>
          <table:table-cell office:value-type="float" office:value="0.9533" calcext:value-type="float">
            <text:p>9.53E-01</text:p>
          </table:table-cell>
          <table:table-cell office:value-type="float" office:value="1.9976" calcext:value-type="float">
            <text:p>2.00E+00</text:p>
          </table:table-cell>
          <table:table-cell office:value-type="float" office:value="4.5196" calcext:value-type="float">
            <text:p>4.52E+00</text:p>
          </table:table-cell>
          <table:table-cell office:value-type="float" office:value="8.517" calcext:value-type="float">
            <text:p>8.52E+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f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6442" calcext:value-type="float">
            <text:p>6.44E-01</text:p>
          </table:table-cell>
          <table:table-cell office:value-type="float" office:value="1.28733333333333" calcext:value-type="float">
            <text:p>1.29E+00</text:p>
          </table:table-cell>
          <table:table-cell office:value-type="float" office:value="2.146" calcext:value-type="float">
            <text:p>2.15E+00</text:p>
          </table:table-cell>
          <table:table-cell office:value-type="float" office:value="4.196" calcext:value-type="float">
            <text:p>4.20E+00</text:p>
          </table:table-cell>
          <table:table-cell office:value-type="float" office:value="9.522" calcext:value-type="float">
            <text:p>9.52E+00</text:p>
          </table:table-cell>
          <table:table-cell office:value-type="float" office:value="20.97" calcext:value-type="float">
            <text:p>2.10E+01</text:p>
          </table:table-cell>
          <table:table-cell office:value-type="float" office:value="33.47" calcext:value-type="float">
            <text:p>3.35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628933333333333" calcext:value-type="float">
            <text:p>6.29E-01</text:p>
          </table:table-cell>
          <table:table-cell office:value-type="float" office:value="1.25693333333333" calcext:value-type="float">
            <text:p>1.26E+00</text:p>
          </table:table-cell>
          <table:table-cell office:value-type="float" office:value="2.4225" calcext:value-type="float">
            <text:p>2.42E+00</text:p>
          </table:table-cell>
          <table:table-cell office:value-type="float" office:value="4.723" calcext:value-type="float">
            <text:p>4.72E+00</text:p>
          </table:table-cell>
          <table:table-cell office:value-type="float" office:value="9.598" calcext:value-type="float">
            <text:p>9.60E+00</text:p>
          </table:table-cell>
          <table:table-cell office:value-type="float" office:value="21.242" calcext:value-type="float">
            <text:p>2.12E+01</text:p>
          </table:table-cell>
          <table:table-cell office:value-type="float" office:value="35.2733333333333" calcext:value-type="float">
            <text:p>3.53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625" calcext:value-type="float">
            <text:p>6.25E-01</text:p>
          </table:table-cell>
          <table:table-cell office:value-type="float" office:value="1.26706666666667" calcext:value-type="float">
            <text:p>1.27E+00</text:p>
          </table:table-cell>
          <table:table-cell office:value-type="float" office:value="2.4005" calcext:value-type="float">
            <text:p>2.40E+00</text:p>
          </table:table-cell>
          <table:table-cell office:value-type="float" office:value="4.694" calcext:value-type="float">
            <text:p>4.69E+00</text:p>
          </table:table-cell>
          <table:table-cell office:value-type="float" office:value="8.965" calcext:value-type="float">
            <text:p>8.97E+00</text:p>
          </table:table-cell>
          <table:table-cell office:value-type="float" office:value="21.506" calcext:value-type="float">
            <text:p>2.15E+01</text:p>
          </table:table-cell>
          <table:table-cell office:value-type="float" office:value="39.7733333333333" calcext:value-type="float">
            <text:p>3.98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512" calcext:value-type="float">
            <text:p>5.12E-01</text:p>
          </table:table-cell>
          <table:table-cell office:value-type="float" office:value="1.2464" calcext:value-type="float">
            <text:p>1.25E+00</text:p>
          </table:table-cell>
          <table:table-cell office:value-type="float" office:value="1.9205" calcext:value-type="float">
            <text:p>1.92E+00</text:p>
          </table:table-cell>
          <table:table-cell office:value-type="float" office:value="4.6925" calcext:value-type="float">
            <text:p>4.69E+00</text:p>
          </table:table-cell>
          <table:table-cell office:value-type="float" office:value="8.177" calcext:value-type="float">
            <text:p>8.18E+00</text:p>
          </table:table-cell>
          <table:table-cell office:value-type="float" office:value="21.288" calcext:value-type="float">
            <text:p>2.13E+01</text:p>
          </table:table-cell>
          <table:table-cell office:value-type="float" office:value="41.7266666666667" calcext:value-type="float">
            <text:p>4.17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5886" calcext:value-type="float">
            <text:p>5.89E-01</text:p>
          </table:table-cell>
          <table:table-cell office:value-type="float" office:value="1.10933333333333" calcext:value-type="float">
            <text:p>1.11E+00</text:p>
          </table:table-cell>
          <table:table-cell office:value-type="float" office:value="2.35875" calcext:value-type="float">
            <text:p>2.36E+00</text:p>
          </table:table-cell>
          <table:table-cell office:value-type="float" office:value="4.6935" calcext:value-type="float">
            <text:p>4.69E+00</text:p>
          </table:table-cell>
          <table:table-cell office:value-type="float" office:value="7.924" calcext:value-type="float">
            <text:p>7.92E+00</text:p>
          </table:table-cell>
          <table:table-cell office:value-type="float" office:value="20.136" calcext:value-type="float">
            <text:p>2.01E+01</text:p>
          </table:table-cell>
          <table:table-cell office:value-type="float" office:value="41.9033333333333" calcext:value-type="float">
            <text:p>4.19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625133333333333" calcext:value-type="float">
            <text:p>6.25E-01</text:p>
          </table:table-cell>
          <table:table-cell office:value-type="float" office:value="1.2488" calcext:value-type="float">
            <text:p>1.25E+00</text:p>
          </table:table-cell>
          <table:table-cell office:value-type="float" office:value="2.359" calcext:value-type="float">
            <text:p>2.36E+00</text:p>
          </table:table-cell>
          <table:table-cell office:value-type="float" office:value="4.8065" calcext:value-type="float">
            <text:p>4.81E+00</text:p>
          </table:table-cell>
          <table:table-cell office:value-type="float" office:value="8.09" calcext:value-type="float">
            <text:p>8.09E+00</text:p>
          </table:table-cell>
          <table:table-cell office:value-type="float" office:value="20.136" calcext:value-type="float">
            <text:p>2.01E+01</text:p>
          </table:table-cell>
          <table:table-cell office:value-type="float" office:value="40.2366666666667" calcext:value-type="float">
            <text:p>4.02E+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6232" calcext:value-type="float">
            <text:p>6.23E-01</text:p>
          </table:table-cell>
          <table:table-cell office:value-type="float" office:value="1.25706666666667" calcext:value-type="float">
            <text:p>1.26E+00</text:p>
          </table:table-cell>
          <table:table-cell office:value-type="float" office:value="2.342" calcext:value-type="float">
            <text:p>2.34E+00</text:p>
          </table:table-cell>
          <table:table-cell office:value-type="float" office:value="4.786" calcext:value-type="float">
            <text:p>4.79E+00</text:p>
          </table:table-cell>
          <table:table-cell office:value-type="float" office:value="7.572" calcext:value-type="float">
            <text:p>7.57E+00</text:p>
          </table:table-cell>
          <table:table-cell office:value-type="float" office:value="20.142" calcext:value-type="float">
            <text:p>2.01E+01</text:p>
          </table:table-cell>
          <table:table-cell office:value-type="float" office:value="41.7466666666667" calcext:value-type="float">
            <text:p>4.17E+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627933333333333" calcext:value-type="float">
            <text:p>6.28E-01</text:p>
          </table:table-cell>
          <table:table-cell office:value-type="float" office:value="1.25733333333333" calcext:value-type="float">
            <text:p>1.26E+00</text:p>
          </table:table-cell>
          <table:table-cell office:value-type="float" office:value="2.3475" calcext:value-type="float">
            <text:p>2.35E+00</text:p>
          </table:table-cell>
          <table:table-cell office:value-type="float" office:value="4.822" calcext:value-type="float">
            <text:p>4.82E+00</text:p>
          </table:table-cell>
          <table:table-cell office:value-type="float" office:value="7.734" calcext:value-type="float">
            <text:p>7.73E+00</text:p>
          </table:table-cell>
          <table:table-cell office:value-type="float" office:value="23.22" calcext:value-type="float">
            <text:p>2.32E+01</text:p>
          </table:table-cell>
          <table:table-cell office:value-type="float" office:value="40.9" calcext:value-type="float">
            <text:p>4.09E+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625133333333333" calcext:value-type="float">
            <text:p>6.25E-01</text:p>
          </table:table-cell>
          <table:table-cell office:value-type="float" office:value="1.2588" calcext:value-type="float">
            <text:p>1.26E+00</text:p>
          </table:table-cell>
          <table:table-cell office:value-type="float" office:value="2.348" calcext:value-type="float">
            <text:p>2.35E+00</text:p>
          </table:table-cell>
          <table:table-cell office:value-type="float" office:value="4.808" calcext:value-type="float">
            <text:p>4.81E+00</text:p>
          </table:table-cell>
          <table:table-cell office:value-type="float" office:value="8.058" calcext:value-type="float">
            <text:p>8.06E+00</text:p>
          </table:table-cell>
          <table:table-cell office:value-type="float" office:value="21.778" calcext:value-type="float">
            <text:p>2.18E+01</text:p>
          </table:table-cell>
          <table:table-cell office:value-type="float" office:value="33.7533333333333" calcext:value-type="float">
            <text:p>3.38E+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623133333333333" calcext:value-type="float">
            <text:p>6.23E-01</text:p>
          </table:table-cell>
          <table:table-cell office:value-type="float" office:value="1.24866666666667" calcext:value-type="float">
            <text:p>1.25E+00</text:p>
          </table:table-cell>
          <table:table-cell office:value-type="float" office:value="2.348" calcext:value-type="float">
            <text:p>2.35E+00</text:p>
          </table:table-cell>
          <table:table-cell office:value-type="float" office:value="4.5135" calcext:value-type="float">
            <text:p>4.51E+00</text:p>
          </table:table-cell>
          <table:table-cell office:value-type="float" office:value="8.086" calcext:value-type="float">
            <text:p>8.09E+00</text:p>
          </table:table-cell>
          <table:table-cell table:formula="of:=17.976+5" office:value-type="float" office:value="22.976" calcext:value-type="float">
            <text:p>2.30E+01</text:p>
          </table:table-cell>
          <table:table-cell office:value-type="float" office:value="40.9466666666667" calcext:value-type="float">
            <text:p>4.09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3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13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oCom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ce3"/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4798" calcext:value-type="float">
            <text:p>4.80E-01</text:p>
          </table:table-cell>
          <table:table-cell office:value-type="float" office:value="1.03786666666667" calcext:value-type="float">
            <text:p>1.04E+00</text:p>
          </table:table-cell>
          <table:table-cell office:value-type="float" office:value="2.36975" calcext:value-type="float">
            <text:p>2.37E+00</text:p>
          </table:table-cell>
          <table:table-cell office:value-type="float" office:value="4.823" calcext:value-type="float">
            <text:p>4.82E+00</text:p>
          </table:table-cell>
          <table:table-cell office:value-type="float" office:value="9.202" calcext:value-type="float">
            <text:p>9.20E+00</text:p>
          </table:table-cell>
          <table:table-cell office:value-type="float" office:value="18.994" calcext:value-type="float">
            <text:p>1.90E+01</text:p>
          </table:table-cell>
          <table:table-cell office:value-type="float" office:value="36.4433333333333" calcext:value-type="float">
            <text:p>3.64E+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5282" calcext:value-type="float">
            <text:p>5.28E-01</text:p>
          </table:table-cell>
          <table:table-cell office:value-type="float" office:value="1.252" calcext:value-type="float">
            <text:p>1.25E+00</text:p>
          </table:table-cell>
          <table:table-cell office:value-type="float" office:value="2.37925" calcext:value-type="float">
            <text:p>2.38E+00</text:p>
          </table:table-cell>
          <table:table-cell office:value-type="float" office:value="4.094" calcext:value-type="float">
            <text:p>4.09E+00</text:p>
          </table:table-cell>
          <table:table-cell office:value-type="float" office:value="9.15" calcext:value-type="float">
            <text:p>9.15E+00</text:p>
          </table:table-cell>
          <table:table-cell office:value-type="float" office:value="18.876" calcext:value-type="float">
            <text:p>1.89E+01</text:p>
          </table:table-cell>
          <table:table-cell office:value-type="float" office:value="36.86" calcext:value-type="float">
            <text:p>3.69E+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448466666666667" calcext:value-type="float">
            <text:p>4.48E-01</text:p>
          </table:table-cell>
          <table:table-cell office:value-type="float" office:value="1.26933333333333" calcext:value-type="float">
            <text:p>1.27E+00</text:p>
          </table:table-cell>
          <table:table-cell office:value-type="float" office:value="2.33875" calcext:value-type="float">
            <text:p>2.34E+00</text:p>
          </table:table-cell>
          <table:table-cell office:value-type="float" office:value="4.41" calcext:value-type="float">
            <text:p>4.41E+00</text:p>
          </table:table-cell>
          <table:table-cell office:value-type="float" office:value="7.654" calcext:value-type="float">
            <text:p>7.65E+00</text:p>
          </table:table-cell>
          <table:table-cell office:value-type="float" office:value="18.898" calcext:value-type="float">
            <text:p>1.89E+01</text:p>
          </table:table-cell>
          <table:table-cell office:value-type="float" office:value="36.82" calcext:value-type="float">
            <text:p>3.68E+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438266666666667" calcext:value-type="float">
            <text:p>4.38E-01</text:p>
          </table:table-cell>
          <table:table-cell office:value-type="float" office:value="1.2464" calcext:value-type="float">
            <text:p>1.25E+00</text:p>
          </table:table-cell>
          <table:table-cell office:value-type="float" office:value="2.34825" calcext:value-type="float">
            <text:p>2.35E+00</text:p>
          </table:table-cell>
          <table:table-cell office:value-type="float" office:value="4.9645" calcext:value-type="float">
            <text:p>4.96E+00</text:p>
          </table:table-cell>
          <table:table-cell office:value-type="float" office:value="9.377" calcext:value-type="float">
            <text:p>9.38E+00</text:p>
          </table:table-cell>
          <table:table-cell office:value-type="float" office:value="18.736" calcext:value-type="float">
            <text:p>1.87E+01</text:p>
          </table:table-cell>
          <table:table-cell office:value-type="float" office:value="36.4633333333333" calcext:value-type="float">
            <text:p>3.65E+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5192" calcext:value-type="float">
            <text:p>5.19E-01</text:p>
          </table:table-cell>
          <table:table-cell office:value-type="float" office:value="1.2524" calcext:value-type="float">
            <text:p>1.25E+00</text:p>
          </table:table-cell>
          <table:table-cell office:value-type="float" office:value="2.339" calcext:value-type="float">
            <text:p>2.34E+00</text:p>
          </table:table-cell>
          <table:table-cell office:value-type="float" office:value="4.824" calcext:value-type="float">
            <text:p>4.82E+00</text:p>
          </table:table-cell>
          <table:table-cell office:value-type="float" office:value="7.588" calcext:value-type="float">
            <text:p>7.59E+00</text:p>
          </table:table-cell>
          <table:table-cell office:value-type="float" office:value="18.8" calcext:value-type="float">
            <text:p>1.88E+01</text:p>
          </table:table-cell>
          <table:table-cell office:value-type="float" office:value="37.6766666666667" calcext:value-type="float">
            <text:p>3.77E+0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520933333333333" calcext:value-type="float">
            <text:p>5.21E-01</text:p>
          </table:table-cell>
          <table:table-cell office:value-type="float" office:value="1.04306666666667" calcext:value-type="float">
            <text:p>1.04E+00</text:p>
          </table:table-cell>
          <table:table-cell office:value-type="float" office:value="2.34725" calcext:value-type="float">
            <text:p>2.35E+00</text:p>
          </table:table-cell>
          <table:table-cell office:value-type="float" office:value="4.719" calcext:value-type="float">
            <text:p>4.72E+00</text:p>
          </table:table-cell>
          <table:table-cell office:value-type="float" office:value="7.589" calcext:value-type="float">
            <text:p>7.59E+00</text:p>
          </table:table-cell>
          <table:table-cell office:value-type="float" office:value="18.856" calcext:value-type="float">
            <text:p>1.89E+01</text:p>
          </table:table-cell>
          <table:table-cell office:value-type="float" office:value="37.5766666666667" calcext:value-type="float">
            <text:p>3.76E+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524266666666667" calcext:value-type="float">
            <text:p>5.24E-01</text:p>
          </table:table-cell>
          <table:table-cell office:value-type="float" office:value="1.04266666666667" calcext:value-type="float">
            <text:p>1.04E+00</text:p>
          </table:table-cell>
          <table:table-cell office:value-type="float" office:value="2.3375" calcext:value-type="float">
            <text:p>2.34E+00</text:p>
          </table:table-cell>
          <table:table-cell office:value-type="float" office:value="4.691" calcext:value-type="float">
            <text:p>4.69E+00</text:p>
          </table:table-cell>
          <table:table-cell office:value-type="float" office:value="7.823" calcext:value-type="float">
            <text:p>7.82E+00</text:p>
          </table:table-cell>
          <table:table-cell office:value-type="float" office:value="18.748" calcext:value-type="float">
            <text:p>1.87E+01</text:p>
          </table:table-cell>
          <table:table-cell office:value-type="float" office:value="37.0133333333333" calcext:value-type="float">
            <text:p>3.70E+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519066666666667" calcext:value-type="float">
            <text:p>5.19E-01</text:p>
          </table:table-cell>
          <table:table-cell office:value-type="float" office:value="1.04293333333333" calcext:value-type="float">
            <text:p>1.04E+00</text:p>
          </table:table-cell>
          <table:table-cell office:value-type="float" office:value="2.346" calcext:value-type="float">
            <text:p>2.35E+00</text:p>
          </table:table-cell>
          <table:table-cell office:value-type="float" office:value="4.894" calcext:value-type="float">
            <text:p>4.89E+00</text:p>
          </table:table-cell>
          <table:table-cell office:value-type="float" office:value="7.575" calcext:value-type="float">
            <text:p>7.58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7.0866666666667" calcext:value-type="float">
            <text:p>3.71E+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5238" calcext:value-type="float">
            <text:p>5.24E-01</text:p>
          </table:table-cell>
          <table:table-cell office:value-type="float" office:value="1.0516" calcext:value-type="float">
            <text:p>1.05E+00</text:p>
          </table:table-cell>
          <table:table-cell office:value-type="float" office:value="2.31975" calcext:value-type="float">
            <text:p>2.32E+00</text:p>
          </table:table-cell>
          <table:table-cell office:value-type="float" office:value="4.615" calcext:value-type="float">
            <text:p>4.62E+00</text:p>
          </table:table-cell>
          <table:table-cell office:value-type="float" office:value="9.352" calcext:value-type="float">
            <text:p>9.35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7.22" calcext:value-type="float">
            <text:p>3.72E+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4912" calcext:value-type="float">
            <text:p>4.91E-01</text:p>
          </table:table-cell>
          <table:table-cell office:value-type="float" office:value="1.05813333333333" calcext:value-type="float">
            <text:p>1.06E+00</text:p>
          </table:table-cell>
          <table:table-cell office:value-type="float" office:value="1.897" calcext:value-type="float">
            <text:p>1.90E+00</text:p>
          </table:table-cell>
          <table:table-cell office:value-type="float" office:value="4.2035" calcext:value-type="float">
            <text:p>4.20E+00</text:p>
          </table:table-cell>
          <table:table-cell office:value-type="float" office:value="9.382" calcext:value-type="float">
            <text:p>9.38E+00</text:p>
          </table:table-cell>
          <table:table-cell office:value-type="float" office:value="18.716" calcext:value-type="float">
            <text:p>1.87E+01</text:p>
          </table:table-cell>
          <table:table-cell office:value-type="float" office:value="33.6533333333333" calcext:value-type="float">
            <text:p>3.37E+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"/>
          <table:table-cell/>
          <table:table-cell table:style-name="Default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3T11:19:21.573973978</dc:date>
    <meta:editing-duration>PT1H19M24S</meta:editing-duration>
    <meta:editing-cycles>19</meta:editing-cycles>
    <meta:generator>LibreOffice/7.3.7.2$Linux_X86_64 LibreOffice_project/30$Build-2</meta:generator>
    <meta:document-statistic meta:table-count="3" meta:cell-count="264" meta:object-count="0"/>
  </office:meta>
</office:document-meta>
</file>